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92mm"/>
    </style:style>
    <style:style style:name="co2" style:family="table-column">
      <style:table-column-properties fo:break-before="auto" style:column-width="65.79mm"/>
    </style:style>
    <style:style style:name="co3" style:family="table-column">
      <style:table-column-properties fo:break-before="auto" style:column-width="102.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44mm" fo:break-before="auto" style:use-optimal-row-height="fals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PageStyle_5f_Mechanical_20_Subsystem">
      <style:table-properties table:display="true" style:writing-mode="lr-tb"/>
    </style:style>
    <style:style style:name="ce14" style:family="table-cell" style:parent-style-name="Default">
      <style:table-cell-properties fo:background-color="transparent" style:rotation-align="none"/>
    </style:style>
    <style:style style:name="ce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solid" svg:stroke-width="0mm" svg:stroke-color="#000000" draw:marker-start="Linienspitzen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1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Linienspitzen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0.7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chanical Subsyste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Link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luminum frame</text:p>
          </table:table-cell>
          <table:table-cell table:style-name="ce11" office:value-type="string" calcext:value-type="string">
            <text:p>40x80L I-Typ Nut 8, 80cm</text:p>
          </table:table-cell>
          <table:table-cell office:value-type="float" office:value="17.2" calcext:value-type="float">
            <text:p>17,2</text:p>
          </table:table-cell>
          <table:table-cell office:value-type="float" office:value="6" calcext:value-type="float">
            <text:p>6</text:p>
          </table:table-cell>
          <table:table-cell table:formula="of:=[.D2]*[.E2]" office:value-type="float" office:value="103.2" calcext:value-type="float">
            <text:p>103,2</text:p>
          </table:table-cell>
          <table:table-cell table:style-name="ce13" office:value-type="string" calcext:value-type="string">
            <text:p><text:a xlink:href="https://www.dold-mechatronik.de/Aluminiumprofil-40x80L-I-Typ-Nut-8-Standardlaengen-215-EUR-m" xlink:type="simple">https://www.dold-mechatronik.de/Aluminiumprofil-40x80L-I-Typ-Nut-8-Standardlaengen-215-EUR-m</text:a>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Angle</text:p>
          </table:table-cell>
          <table:table-cell table:style-name="ce11" office:value-type="string" calcext:value-type="string">
            <text:p>40x80 l-Typ Nut 8 + screws</text:p>
          </table:table-cell>
          <table:table-cell office:value-type="float" office:value="4.66" calcext:value-type="float">
            <text:p>4,66</text:p>
          </table:table-cell>
          <table:table-cell office:value-type="float" office:value="16" calcext:value-type="float">
            <text:p>16</text:p>
          </table:table-cell>
          <table:table-cell table:formula="of:=[.D3]*[.E3]" office:value-type="float" office:value="74.56" calcext:value-type="float">
            <text:p>74,56</text:p>
          </table:table-cell>
          <table:table-cell table:style-name="ce13" office:value-type="string" calcext:value-type="string">
            <text:p><text:a xlink:href="https://www.dold-mechatronik.de/Winkel-40x80-I-Typ-Nut-8-inkl-Befestigungssatz" xlink:type="simple">https://www.dold-mechatronik.de/Winkel-40x80-I-Typ-Nut-8-inkl-Befestigungssatz</text:a>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Aluminum frame</text:p>
          </table:table-cell>
          <table:table-cell table:style-name="ce11" office:value-type="string" calcext:value-type="string">
            <text:p>40x40L I-Typ Nut 8, 80cm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table:formula="of:=[.D4]*[.E4]" office:value-type="float" office:value="24.6" calcext:value-type="float">
            <text:p>24,6</text:p>
          </table:table-cell>
          <table:table-cell table:style-name="ce13" office:value-type="string" calcext:value-type="string">
            <text:p><text:a xlink:href="https://www.dold-mechatronik.de/Aluminiumprofil-40x40L-I-Typ-Nut-8-Standardlaengen-1025-EUR-m" xlink:type="simple">https://www.dold-mechatronik.de/Aluminiumprofil-40x40L-I-Typ-Nut-8-Standardlaengen-1025-EUR-m</text:a>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Angle</text:p>
          </table:table-cell>
          <table:table-cell table:style-name="ce11" office:value-type="string" calcext:value-type="string">
            <text:p>40 I-Typ Nut 8 + screws</text:p>
          </table:table-cell>
          <table:table-cell office:value-type="float" office:value="2.52" calcext:value-type="float">
            <text:p>2,52</text:p>
          </table:table-cell>
          <table:table-cell office:value-type="float" office:value="12" calcext:value-type="float">
            <text:p>12</text:p>
          </table:table-cell>
          <table:table-cell table:formula="of:=[.D5]*[.E5]" office:value-type="float" office:value="30.24" calcext:value-type="float">
            <text:p>30,24</text:p>
          </table:table-cell>
          <table:table-cell table:style-name="ce13" office:value-type="string" calcext:value-type="string">
            <text:p><text:a xlink:href="https://www.dold-mechatronik.de/Stahlwinkel-40-I-Typ-Nut-8-inkl-Befestigungssatz" xlink:type="simple">https://www.dold-mechatronik.de/Stahlwinkel-40-I-Typ-Nut-8-inkl-Befestigungssatz</text:a>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Aluminum frame</text:p>
          </table:table-cell>
          <table:table-cell table:style-name="ce11" office:value-type="string" calcext:value-type="string">
            <text:p>40x80L I-Typ Nut 8, 88cm</text:p>
          </table:table-cell>
          <table:table-cell office:value-type="float" office:value="19.66" calcext:value-type="float">
            <text:p>19,66</text:p>
          </table:table-cell>
          <table:table-cell office:value-type="float" office:value="2" calcext:value-type="float">
            <text:p>2</text:p>
          </table:table-cell>
          <table:table-cell table:formula="of:=[.D6]*[.E6]" office:value-type="float" office:value="39.32" calcext:value-type="float">
            <text:p>39,32</text:p>
          </table:table-cell>
          <table:table-cell table:style-name="ce13" office:value-type="string" calcext:value-type="string">
            <text:p><text:a xlink:href="https://www.dold-mechatronik.de/Aluminiumprofil-40x80L-I-Typ-Nut-8-ZUSCHNITT-bis-1200-mm-2200-EUR-m-030-EUR-pro-Schnitt" xlink:type="simple">https://www.dold-mechatronik.de/Aluminiumprofil-40x80L-I-Typ-Nut-8-ZUSCHNITT-bis-1200-mm-2200-EUR-m-030-EUR-pro-Schnitt</text:a>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Slot nut</text:p>
          </table:table-cell>
          <table:table-cell table:style-name="ce11" office:value-type="string" calcext:value-type="string">
            <text:p>I-Typ Nut8, M8</text:p>
          </table:table-cell>
          <table:table-cell office:value-type="float" office:value="0.53" calcext:value-type="float">
            <text:p>0,53</text:p>
          </table:table-cell>
          <table:table-cell office:value-type="float" office:value="10" calcext:value-type="float">
            <text:p>10</text:p>
          </table:table-cell>
          <table:table-cell table:formula="of:=[.D7]*[.E7]" office:value-type="float" office:value="5.3" calcext:value-type="float">
            <text:p>5,3</text:p>
          </table:table-cell>
          <table:table-cell table:style-name="ce13" office:value-type="string" calcext:value-type="string">
            <text:p><text:a xlink:href="https://www.dold-mechatronik.de/Nutenstein-mit-Steg-I-Typ-Nut-8-Gewindedurchmesser-waehlbar" xlink:type="simple">https://www.dold-mechatronik.de/Nutenstein-mit-Steg-I-Typ-Nut-8-Gewindedurchmesser-waehlbar</text:a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office:annotation draw:style-name="gr1" draw:text-style-name="P2" svg:width="33.87mm" svg:height="20.11mm" svg:x="87.68mm" svg:y="36.72mm" draw:caption-point-x="-4.07mm" draw:caption-point-y="-2.55mm">
              <dc:date>2018-08-24T00:00:00</dc:date>
              <text:p text:style-name="P1"><text:span text:style-name="T1">Lukas Winter:</text:span></text:p>
              <text:p text:style-name="P1"><text:span text:style-name="T2">korrigieren</text:span></text:p>
            </office:annotation>
            <text:p>Aluminum plate</text:p>
          </table:table-cell>
          <table:table-cell table:style-name="ce11" office:value-type="string" calcext:value-type="string">
            <text:p>AlCuMg1, EN AW-2017A.EN AW-AlCu4MgSi(A), T451 EN 485-1.2.3 </text:p>
          </table:table-cell>
          <table:table-cell office:value-type="float" office:value="184.45" calcext:value-type="float">
            <text:p>184,45</text:p>
          </table:table-cell>
          <table:table-cell office:value-type="float" office:value="1" calcext:value-type="float">
            <text:p>1</text:p>
          </table:table-cell>
          <table:table-cell table:formula="of:=[.D8]*[.E8]" office:value-type="float" office:value="184.45" calcext:value-type="float">
            <text:p>184,45</text:p>
          </table:table-cell>
          <table:table-cell table:style-name="ce13" office:value-type="string" calcext:value-type="string">
            <text:p><text:a xlink:href="http://www.gemmel-metalle.de/" xlink:type="simple">www.gemmel-metalle.de</text:a>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Screws</text:p>
          </table:table-cell>
          <table:table-cell table:style-name="ce11" office:value-type="string" calcext:value-type="string">
            <text:p>DIN7991-M8x20, countersunk</text:p>
          </table:table-cell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table:formula="of:=[.D9]*[.E9]" office:value-type="float" office:value="3" calcext:value-type="float">
            <text:p>3</text:p>
          </table:table-cell>
          <table:table-cell table:style-name="ce13" office:value-type="string" calcext:value-type="string">
            <text:p><text:a xlink:href="https://www.dold-mechatronik.de/DIN-7991-Senkschraube-mit-Innensechskant-88-verzinkt" xlink:type="simple">https://www.dold-mechatronik.de/DIN-7991-Senkschraube-mit-Innensechskant-88-verzinkt</text:a>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Slot nut</text:p>
          </table:table-cell>
          <table:table-cell table:style-name="ce11" office:value-type="string" calcext:value-type="string">
            <text:p>I-Typ Nut8, M5</text:p>
          </table:table-cell>
          <table:table-cell office:value-type="float" office:value="0.53" calcext:value-type="float">
            <text:p>0,53</text:p>
          </table:table-cell>
          <table:table-cell office:value-type="float" office:value="24" calcext:value-type="float">
            <text:p>24</text:p>
          </table:table-cell>
          <table:table-cell table:formula="of:=[.D10]*[.E10]" office:value-type="float" office:value="12.72" calcext:value-type="float">
            <text:p>12,72</text:p>
          </table:table-cell>
          <table:table-cell table:style-name="ce13" office:value-type="string" calcext:value-type="string">
            <text:p><text:a xlink:href="https://www.dold-mechatronik.de/Nutenstein-mit-Steg-I-Typ-Nut-8-Gewindedurchmesser-waehlbar" xlink:type="simple">https://www.dold-mechatronik.de/Nutenstein-mit-Steg-I-Typ-Nut-8-Gewindedurchmesser-waehlbar</text:a>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Supported Rail</text:p>
          </table:table-cell>
          <table:table-cell table:style-name="ce11" office:value-type="string" calcext:value-type="string">
            <text:p>TBS20 rail 800mm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D11]*[.E11]" office:value-type="float" office:value="132" calcext:value-type="float">
            <text:p>132</text:p>
          </table:table-cell>
          <table:table-cell table:style-name="ce13" office:value-type="string" calcext:value-type="string">
            <text:p>https://www.dold-mechatronik.de/Linearfuehrung-Supported-Rail-TBS20-800mm-lang</text:p>
          </table:table-cell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Screw</text:p>
          </table:table-cell>
          <table:table-cell table:style-name="ce11" office:value-type="string" calcext:value-type="string">
            <text:p>DIN912-M5x20</text:p>
          </table:table-cell>
          <table:table-cell office:value-type="float" office:value="0.13" calcext:value-type="float">
            <text:p>0,13</text:p>
          </table:table-cell>
          <table:table-cell office:value-type="float" office:value="32" calcext:value-type="float">
            <text:p>32</text:p>
          </table:table-cell>
          <table:table-cell table:formula="of:=[.D12]*[.E12]" office:value-type="float" office:value="4.16" calcext:value-type="float">
            <text:p>4,16</text:p>
          </table:table-cell>
          <table:table-cell table:style-name="ce13" office:value-type="string" calcext:value-type="string">
            <text:p><text:a xlink:href="https://www.dold-mechatronik.de/DIN-912-Zylinderschraube-mit-Innensechskant-88-verzinkt" xlink:type="simple">https://www.dold-mechatronik.de/DIN-912-Zylinderschraube-mit-Innensechskant-88-verzinkt </text:a>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Linear bearing</text:p>
          </table:table-cell>
          <table:table-cell table:style-name="ce11" office:value-type="string" calcext:value-type="string">
            <text:p>TBR20UU</text:p>
          </table:table-cell>
          <table:table-cell office:value-type="float" office:value="9.8" calcext:value-type="float">
            <text:p>9,8</text:p>
          </table:table-cell>
          <table:table-cell office:value-type="float" office:value="8" calcext:value-type="float">
            <text:p>8</text:p>
          </table:table-cell>
          <table:table-cell table:formula="of:=[.D13]*[.E13]" office:value-type="float" office:value="78.4" calcext:value-type="float">
            <text:p>78,4</text:p>
          </table:table-cell>
          <table:table-cell table:style-name="ce13" office:value-type="string" calcext:value-type="string">
            <text:p><text:a xlink:href="https://www.dold-mechatronik.de/Linearlager-20mm-TBR20UU-offen-Spiel-einstellbar" xlink:type="simple">https://www.dold-mechatronik.de/Linearlager-20mm-TBR20UU-offen-Spiel-einstellbar</text:a>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Ballscrew + spindle nut block</text:p>
          </table:table-cell>
          <table:table-cell table:style-name="ce11" office:value-type="string" calcext:value-type="string">
            <text:p>SFU1605-DM 652mm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formula="of:=[.D14]*[.E14]" office:value-type="float" office:value="190" calcext:value-type="float">
            <text:p>190</text:p>
          </table:table-cell>
          <table:table-cell table:style-name="ce13" office:value-type="string" calcext:value-type="string">
            <text:p><text:a xlink:href="https://www.dold-mechatronik.de/SET-Kugelumlaufspindel-SFU1605-DM-642mm-mit-Spindelmutterblock-fuer-Easy-Mechatronics-System-1620A-L600" xlink:type="simple">https://www.dold-mechatronik.de/SET-Kugelumlaufspindel-SFU1605-DM-642mm-mit-Spindelmutterblock-fuer-Easy-Mechatronics-System-1620A-L600</text:a>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office:annotation draw:style-name="gr2" draw:text-style-name="P4" svg:width="33.87mm" svg:height="22.75mm" svg:x="87.68mm" svg:y="76.62mm" draw:caption-point-x="-4.07mm" draw:caption-point-y="2.74mm">
              <dc:date>2018-08-24T00:00:00</dc:date>
              <text:p text:style-name="P3"><text:span text:style-name="T3">Lukas Winter:</text:span></text:p>
              <text:p text:style-name="P3"><text:span text:style-name="T4">nur 1 bestellt</text:span></text:p>
            </office:annotation>
            <text:p>Fixed bearing + motor holder</text:p>
          </table:table-cell>
          <table:table-cell table:style-name="ce11" office:value-type="string" calcext:value-type="string">
            <text:p>FLB20-3200 fixed bearing and NEMA23 Motorholder</text:p>
          </table:table-cell>
          <table:table-cell office:value-type="float" office:value="53.9" calcext:value-type="float">
            <text:p>53,9</text:p>
          </table:table-cell>
          <table:table-cell office:value-type="float" office:value="2" calcext:value-type="float">
            <text:p>2</text:p>
          </table:table-cell>
          <table:table-cell table:formula="of:=[.D15]*[.E15]" office:value-type="float" office:value="107.8" calcext:value-type="float">
            <text:p>107,8</text:p>
          </table:table-cell>
          <table:table-cell table:style-name="ce13" office:value-type="string" calcext:value-type="string">
            <text:p><text:a xlink:href="https://www.dold-mechatronik.de/Festlagereinheit-FLB20-3200-inkl-Motorhalter-NEMA23-Easy-Mechatronics-System-1620B" xlink:type="simple">https://www.dold-mechatronik.de/Festlagereinheit-FLB20-3200-inkl-Motorhalter-NEMA23-Easy-Mechatronics-System-1620B</text:a>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Floating Bearing</text:p>
          </table:table-cell>
          <table:table-cell table:style-name="ce11" office:value-type="string" calcext:value-type="string">
            <text:p>LLB20-6200 floating bearing</text:p>
          </table:table-cell>
          <table:table-cell office:value-type="float" office:value="14.9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formula="of:=[.D16]*[.E16]" office:value-type="float" office:value="29.8" calcext:value-type="float">
            <text:p>29,8</text:p>
          </table:table-cell>
          <table:table-cell table:style-name="ce13" office:value-type="string" calcext:value-type="string">
            <text:p><text:a xlink:href="https://www.dold-mechatronik.de/Loslagereinheit-LLB20-6200-Easy-Mechatronics-System-1620B" xlink:type="simple">https://www.dold-mechatronik.de/Loslagereinheit-LLB20-6200-Easy-Mechatronics-System-1620B</text:a>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Motor coupler</text:p>
          </table:table-cell>
          <table:table-cell table:style-name="ce11" office:value-type="string" calcext:value-type="string">
            <text:p>D25L30 8/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formula="of:=[.D17]*[.E17]" office:value-type="float" office:value="21" calcext:value-type="float">
            <text:p>21</text:p>
          </table:table-cell>
          <table:table-cell table:style-name="ce13" office:value-type="string" calcext:value-type="string">
            <text:p><text:a xlink:href="https://www.dold-mechatronik.de/Wellenkupplung-XB-flexibel-D25L30-800-800mm" xlink:type="simple">https://www.dold-mechatronik.de/Wellenkupplung-XB-flexibel-D25L30-800-800mm</text:a></text:p>
          </table:table-cell>
          <table:table-cell table:number-columns-repeated="1016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Easy-Mechatronics System</text:p>
          </table:table-cell>
          <table:table-cell table:style-name="ce10" office:value-type="string" calcext:value-type="string">
            <text:p>Linear axis configuration: 1x fixed bearing and motor holder NEMA23, 1x floating bearing, 4x linear bearings SCJ20UU, 2x präzisionshaft 20mm h6 840mm, 4x shaftholder SH20, 1x ballscrew with spindle nut block SFU1605-DM 852mm, 1x shaft coupling 8/8mm D25L30 </text:p>
          </table:table-cell>
          <table:table-cell office:value-type="float" office:value="271.3" calcext:value-type="float">
            <text:p>271,3</text:p>
          </table:table-cell>
          <table:table-cell office:value-type="float" office:value="1" calcext:value-type="float">
            <text:p>1</text:p>
          </table:table-cell>
          <table:table-cell table:formula="of:=[.D18]*[.E18]" office:value-type="float" office:value="271.3" calcext:value-type="float">
            <text:p>271,3</text:p>
          </table:table-cell>
          <table:table-cell table:style-name="ce13" office:value-type="string" calcext:value-type="string">
            <text:p><text:a xlink:href="https://www.dold-mechatronik.de/Linearachse-Konfigurator-Easy-Mechatronics-System-1620B" xlink:type="simple">https://www.dold-mechatronik.de/Linearachse-Konfigurator-Easy-Mechatronics-System-1620B</text:a>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string" calcext:value-type="string">
            <text:p>Screw</text:p>
          </table:table-cell>
          <table:table-cell table:style-name="ce11" office:value-type="string" calcext:value-type="string">
            <text:p>DIN912-M6x20</text:p>
          </table:table-cell>
          <table:table-cell office:value-type="float" office:value="0.14" calcext:value-type="float">
            <text:p>0,14</text:p>
          </table:table-cell>
          <table:table-cell office:value-type="float" office:value="52" calcext:value-type="float">
            <text:p>52</text:p>
          </table:table-cell>
          <table:table-cell table:formula="of:=[.D19]*[.E19]" office:value-type="float" office:value="7.28" calcext:value-type="float">
            <text:p>7,28</text:p>
          </table:table-cell>
          <table:table-cell table:style-name="ce13" office:value-type="string" calcext:value-type="string">
            <text:p><text:a xlink:href="https://www.dold-mechatronik.de/DIN-912-Zylinderschraube-mit-Innensechskant-88-verzinkt" xlink:type="simple">https://www.dold-mechatronik.de/DIN-912-Zylinderschraube-mit-Innensechskant-88-verzinkt </text:a>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string" calcext:value-type="string">
            <text:p>Screw</text:p>
          </table:table-cell>
          <table:table-cell table:style-name="ce11" office:value-type="string" calcext:value-type="string">
            <text:p>DIN7991-M6x20, countersunk</text:p>
          </table:table-cell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table:formula="of:=[.D20]*[.E20]" office:value-type="float" office:value="4.8" calcext:value-type="float">
            <text:p>4,8</text:p>
          </table:table-cell>
          <table:table-cell table:style-name="ce13" office:value-type="string" calcext:value-type="string">
            <text:p>https://www.dold-mechatronik.de/DIN-7991-Senkschraube-mit-Innensechskant-88-verzinkt-M6x20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string" calcext:value-type="string">
            <text:p>Bolt</text:p>
          </table:table-cell>
          <table:table-cell table:style-name="ce11" office:value-type="string" calcext:value-type="string">
            <text:p>DIN912-M5x30</text:p>
          </table:table-cell>
          <table:table-cell office:value-type="float" office:value="0.17" calcext:value-type="float">
            <text:p>0,17</text:p>
          </table:table-cell>
          <table:table-cell office:value-type="float" office:value="20" calcext:value-type="float">
            <text:p>20</text:p>
          </table:table-cell>
          <table:table-cell table:formula="of:=[.D21]*[.E21]" office:value-type="float" office:value="3.4" calcext:value-type="float">
            <text:p>3,4</text:p>
          </table:table-cell>
          <table:table-cell table:style-name="ce13" office:value-type="string" calcext:value-type="string">
            <text:p><text:a xlink:href="https://www.dold-mechatronik.de/DIN-912-Zylinderschraube-mit-Innensechskant-88-verzinkt" xlink:type="simple">https://www.dold-mechatronik.de/DIN-912-Zylinderschraube-mit-Innensechskant-88-verzinkt </text:a>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rew</text:p>
          </table:table-cell>
          <table:table-cell table:style-name="ce11" office:value-type="string" calcext:value-type="string">
            <text:p>DIN7991-M5x20, countersunk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D22]*[.E22]" office:value-type="float" office:value="1.2" calcext:value-type="float">
            <text:p>1,2</text:p>
          </table:table-cell>
          <table:table-cell table:style-name="ce13" office:value-type="string" calcext:value-type="string">
            <text:p>https://www.dold-mechatronik.de/DIN-7991-Senkschraube-mit-Innensechskant-88-verzinkt-M6x2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Hexagon nut <text:s text:c="3"/></text:p>
          </table:table-cell>
          <table:table-cell table:style-name="ce11" office:value-type="string" calcext:value-type="string">
            <text:p>DIN934-M5</text:p>
          </table:table-cell>
          <table:table-cell office:value-type="float" office:value="0.15" calcext:value-type="float">
            <text:p>0,15</text:p>
          </table:table-cell>
          <table:table-cell office:value-type="float" office:value="24" calcext:value-type="float">
            <text:p>24</text:p>
          </table:table-cell>
          <table:table-cell table:formula="of:=[.D23]*[.E23]" office:value-type="float" office:value="3.6" calcext:value-type="float">
            <text:p>3,6</text:p>
          </table:table-cell>
          <table:table-cell table:style-name="ce13" office:value-type="string" calcext:value-type="string">
            <text:p><text:a xlink:href="https://www.dold-mechatronik.de/DIN-934-Sechskantmutter-8-verzinkt" xlink:type="simple">https://www.dold-mechatronik.de/DIN-934-Sechskantmutter-8-verzinkt </text:a>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distance holder</text:p>
          </table:table-cell>
          <table:table-cell table:style-name="ce11" office:value-type="string" calcext:value-type="string">
            <text:p>1mm for TBR20UU linear bearing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formula="of:=[.D24]*[.E24]" office:value-type="float" office:value="6" calcext:value-type="float">
            <text:p>6</text:p>
          </table:table-cell>
          <table:table-cell table:style-name="ce13" office:value-type="string" calcext:value-type="string">
            <text:p><text:a xlink:href="https://www.dold-mechatronik.de/Distanzblech-1mm-fuer-TBR20UU" xlink:type="simple">https://www.dold-mechatronik.de/Distanzblech-1mm-fuer-TBR20UU</text:a>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 office:value-type="string" calcext:value-type="string">
            <text:p>distance holder</text:p>
          </table:table-cell>
          <table:table-cell table:style-name="ce11" office:value-type="string" calcext:value-type="string">
            <text:p>1mm for ballscrew block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formula="of:=[.D25]*[.E25]" office:value-type="float" office:value="3" calcext:value-type="float">
            <text:p>3</text:p>
          </table:table-cell>
          <table:table-cell table:style-name="ce13" office:value-type="string" calcext:value-type="string">
            <text:p><text:a xlink:href="https://www.dold-mechatronik.de/Distanzblech-1mm-fuer-TR-Muttern-mit-Gehaeuse-16x4-und-16x8-sowie-Spindelmuttergehaeuse-HSFU1605" xlink:type="simple">https://www.dold-mechatronik.de/Distanzblech-1mm-fuer-TR-Muttern-mit-Gehaeuse-16x4-und-16x8-sowie-Spindelmuttergehaeuse-HSFU1605</text:a></text:p>
          </table:table-cell>
          <table:table-cell table:number-columns-repeated="1016"/>
        </table:table-row>
        <table:table-row table:style-name="ro1">
          <table:table-cell/>
          <table:table-cell table:style-name="ce14"/>
          <table:table-cell table:style-name="ce11"/>
          <table:table-cell table:number-columns-repeated="3"/>
          <table:table-cell table:style-name="ce1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otal cost mechanical subsystem: </text:p>
          </table:table-cell>
          <table:table-cell table:formula="of:=SUM([.F2:.F25])" office:value-type="float" office:value="1341.13" calcext:value-type="float">
            <text:p>1341,13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Mechanical Subsystem'.A1:'Mechanical Subsystem'.G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.00.0000</text:date>, <text:time style:data-style-name="N2" text:time-value="18:12:36.56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Mechanical_20_Subsystem" style:display-name="PageStyle_Mechanical Subsyste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Winter</meta:initial-creator>
    <meta:print-date>2018-08-28T13:19:49.563000000</meta:print-date>
    <meta:creation-date>2016-09-22T10:30:22</meta:creation-date>
    <dc:date>2018-08-28T18:14:26.039000000</dc:date>
    <meta:editing-duration>PT2H54M8S</meta:editing-duration>
    <meta:generator>LibreOffice/6.1.0.3$Windows_X86_64 LibreOffice_project/efb621ed25068d70781dc026f7e9c5187a4decd1</meta:generator>
    <meta:editing-cycles>16</meta:editing-cycles>
    <meta:document-statistic meta:table-count="1" meta:cell-count="177" meta:object-count="0"/>
    <meta:user-defined meta:name="AppVersion">16.0300</meta:user-defined>
    <meta:user-defined meta:name="Company">MDC Berl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